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outline1">
      <style:graphic-properties fo:min-height="7.651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Blueprint_20_Plans" presentation:presentation-page-layout-name="AL1T0" xml:id="id1" draw:id="id1">
        <draw:frame presentation:style-name="pr1" draw:text-style-name="P1" draw:layer="layout" svg:width="25.199cm" svg:height="3.6cm" svg:x="1.4cm" svg:y="2.25cm" presentation:class="title" presentation:placeholder="true">
          <draw:text-box/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 xml:id="id2" draw:id="id2">
        <draw:frame presentation:style-name="pr4" draw:layer="layout" svg:width="25.199cm" svg:height="3.6cm" svg:x="1.4cm" svg:y="2.25cm" presentation:class="title" presentation:placeholder="true">
          <draw:text-box/>
        </draw:frame>
        <draw:frame presentation:style-name="pr5" draw:layer="layout" svg:width="25.199cm" svg:height="7.65cm" svg:x="1.4cm" svg:y="6.6cm" presentation:class="outline" presentation:placeholder="true">
          <draw:text-box/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0000" loext:opacity="100%" fo:font-size="14pt" fo:font-weight="bold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presentation:date-time/><text:date style:data-style-name="D1" text:date-value="2021-03-18">3/18/21</text:date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text:span text:style-name="MT2">Martelet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text:span text:style-name="MT2">/</text:span><text:span text:style-name="MT2"><text:page-count>2</text:page-count></text:span></text:p>
        </draw:text-box>
      </draw:frame>
      <draw:frame presentation:style-name="Mpr1" draw:text-style-name="MP10" draw:layer="backgroundobjects" svg:width="6.523cm" svg:height="1.085cm" svg:x="20.077cm" svg:y="14.348cm">
        <draw:text-box>
          <text:p text:style-name="MP9"><text:span text:style-name="MT2"><text:page-number>&lt;numéro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text:span text:style-name="MT2"><text:date style:data-style-name="D1" text:date-value="2021-03-18">3/18/21</text:date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text:span text:style-name="MT2">Martelet Curtis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count>2</text:page-count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7:21:00.791000000</meta:creation-date>
    <meta:editing-duration>PT3M45S</meta:editing-duration>
    <meta:editing-cycles>4</meta:editing-cycles>
    <meta:generator>LibreOffice/7.1.0.3$Windows_X86_64 LibreOffice_project/f6099ecf3d29644b5008cc8f48f42f4a40986e4c</meta:generator>
    <dc:title>Blueprint Plans</dc:title>
    <dc:date>2021-03-18T18:12:27.505000000</dc:date>
    <meta:document-statistic meta:object-count="63"/>
  </office:meta>
</office:document-meta>
</file>